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Verdana" fo:font-size="8pt" fo:language="en" fo:country="US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3" fo:column-gap="0cm">
          <style:column style:rel-width="3954*" fo:start-indent="0cm" fo:end-indent="0cm"/>
          <style:column style:rel-width="3954*" fo:start-indent="0cm" fo:end-indent="0cm"/>
          <style:column style:rel-width="395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7-15T12:38:46.42</dc:date>
    <dc:creator>orhan mekic</dc:creator>
    <meta:editing-duration>P1DT15H20M2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0" meta:word-count="0" meta:character-count="0"/>
  </office:meta>
</office:document-meta>
</file>